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289" officeooo:paragraph-rsid="00195289"/>
    </style:style>
    <style:style style:name="P2" style:family="paragraph" style:parent-style-name="Standard">
      <style:text-properties officeooo:rsid="001ad4cc" officeooo:paragraph-rsid="001ad4cc"/>
    </style:style>
    <style:style style:name="P3" style:family="paragraph" style:parent-style-name="Standard">
      <style:text-properties officeooo:paragraph-rsid="001ad4cc"/>
    </style:style>
    <style:style style:name="T1" style:family="text">
      <style:text-properties officeooo:rsid="001ad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obok – PCs</text:p>
      <text:p text:style-name="P1"/>
      <text:h text:style-name="Heading_20_1" text:outline-level="1">Hratelné postavy.</text:h>
      <text:p text:style-name="P1"/>
      <text:p text:style-name="P2">Postava, která se přidá k družině, má obyčejně svůj vlastní příběh. </text:p>
      <text:p text:style-name="P2"/>
      <text:p text:style-name="P3"><text:span text:style-name="T1">- za dokončení příběhu postavy získají všichni v družniě jednu úroveň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22:52:54.496000000</meta:creation-date>
    <dc:date>2022-08-30T23:01:46.609000000</dc:date>
    <meta:editing-duration>PT8M52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4" meta:word-count="26" meta:character-count="165" meta:non-whitespace-character-count="141"/>
  </office:meta>
</office:document-meta>
</file>